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fo:font-weight="bold" officeooo:rsid="00003aff" style:font-weight-asian="bold" style:font-weight-complex="bold"/>
    </style:style>
    <style:style style:name="P2" style:family="paragraph" style:parent-style-name="Standard">
      <style:text-properties fo:font-weight="bold" officeooo:rsid="00003aff" style:font-weight-asian="bold" style:font-weight-complex="bold"/>
    </style:style>
    <style:style style:name="P3" style:family="paragraph" style:parent-style-name="Text_20_body">
      <style:text-properties fo:font-weight="bold" officeooo:rsid="00003aff" style:font-weight-asian="bold" style:font-weight-complex="bold"/>
    </style:style>
    <style:style style:name="P4" style:family="paragraph" style:parent-style-name="Preformatted_20_Text">
      <style:paragraph-properties fo:margin-top="0cm" fo:margin-bottom="0.499cm" style:contextual-spacing="false"/>
    </style:style>
    <style:style style:name="P5" style:family="paragraph" style:parent-style-name="Standard">
      <style:text-properties fo:font-weight="bold" officeooo:rsid="00009bc4" officeooo:paragraph-rsid="00009bc4" style:font-weight-asian="bold" style:font-weight-complex="bold"/>
    </style:style>
    <style:style style:name="P6" style:family="paragraph" style:parent-style-name="Text_20_body" style:list-style-name="L1"/>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style style:name="P9" style:family="paragraph" style:parent-style-name="Text_20_body" style:list-style-name="L2">
      <style:paragraph-properties fo:margin-top="0cm" fo:margin-bottom="0cm" style:contextual-spacing="false"/>
    </style:style>
    <style:style style:name="P10" style:family="paragraph" style:parent-style-name="Text_20_body" style:list-style-name="L3"/>
    <style:style style:name="P11" style:family="paragraph" style:parent-style-name="Text_20_body" style:list-style-name="L3">
      <style:paragraph-properties fo:margin-top="0cm" fo:margin-bottom="0cm" style:contextual-spacing="false"/>
    </style:style>
    <style:style style:name="P12" style:family="paragraph" style:parent-style-name="Text_20_body" style:list-style-name="L4"/>
    <style:style style:name="P13" style:family="paragraph" style:parent-style-name="Text_20_body" style:list-style-name="L4">
      <style:paragraph-properties fo:margin-top="0cm" fo:margin-bottom="0cm" style:contextual-spacing="false"/>
    </style:style>
    <style:style style:name="P14" style:family="paragraph" style:parent-style-name="Text_20_body" style:list-style-name="L5"/>
    <style:style style:name="P15" style:family="paragraph" style:parent-style-name="Text_20_body" style:list-style-name="L5">
      <style:paragraph-properties fo:margin-top="0cm" fo:margin-bottom="0cm" style:contextual-spacing="false"/>
    </style:style>
    <style:style style:name="P16" style:family="paragraph" style:parent-style-name="Text_20_body" style:list-style-name="L6"/>
    <style:style style:name="P17" style:family="paragraph" style:parent-style-name="Text_20_body" style:list-style-name="L6">
      <style:paragraph-properties fo:margin-top="0cm" fo:margin-bottom="0cm" style:contextual-spacing="false"/>
    </style:style>
    <style:style style:name="P18" style:family="paragraph" style:parent-style-name="Text_20_body" style:list-style-name="L7"/>
    <style:style style:name="P19" style:family="paragraph" style:parent-style-name="Text_20_body" style:list-style-name="L7">
      <style:paragraph-properties fo:margin-top="0cm" fo:margin-bottom="0cm" style:contextual-spacing="false"/>
    </style:style>
    <style:style style:name="P20" style:family="paragraph" style:parent-style-name="Text_20_body" style:list-style-name="L8"/>
    <style:style style:name="P21" style:family="paragraph" style:parent-style-name="Text_20_body" style:list-style-name="L8">
      <style:paragraph-properties fo:margin-top="0cm" fo:margin-bottom="0cm" style:contextual-spacing="false"/>
    </style:style>
    <style:style style:name="P22" style:family="paragraph" style:parent-style-name="Text_20_body" style:list-style-name="L9"/>
    <style:style style:name="P23" style:family="paragraph" style:parent-style-name="Text_20_body" style:list-style-name="L9">
      <style:paragraph-properties fo:margin-top="0cm" fo:margin-bottom="0cm" style:contextual-spacing="false"/>
    </style:style>
    <style:style style:name="P24" style:family="paragraph" style:parent-style-name="Text_20_body" style:list-style-name="L10"/>
    <style:style style:name="P25" style:family="paragraph" style:parent-style-name="Text_20_body" style:list-style-name="L10">
      <style:paragraph-properties fo:margin-top="0cm" fo:margin-bottom="0cm" style:contextual-spacing="false"/>
    </style:style>
    <style:style style:name="P26" style:family="paragraph" style:parent-style-name="Text_20_body" style:list-style-name="L11"/>
    <style:style style:name="P27" style:family="paragraph" style:parent-style-name="Text_20_body" style:list-style-name="L11">
      <style:paragraph-properties fo:margin-top="0cm" fo:margin-bottom="0cm" style:contextual-spacing="false"/>
    </style:style>
    <style:style style:name="P28" style:family="paragraph" style:parent-style-name="Text_20_body" style:list-style-name="L12"/>
    <style:style style:name="P29" style:family="paragraph" style:parent-style-name="Text_20_body" style:list-style-name="L12">
      <style:paragraph-properties fo:margin-top="0cm" fo:margin-bottom="0cm" style:contextual-spacing="false"/>
    </style:style>
    <style:style style:name="P30" style:family="paragraph" style:parent-style-name="Text_20_body" style:list-style-name="L13"/>
    <style:style style:name="P31" style:family="paragraph" style:parent-style-name="Text_20_body" style:list-style-name="L13">
      <style:paragraph-properties fo:margin-top="0cm" fo:margin-bottom="0cm" style:contextual-spacing="false"/>
    </style:style>
    <style:style style:name="P32" style:family="paragraph" style:parent-style-name="Text_20_body" style:list-style-name="L14"/>
    <style:style style:name="P33" style:family="paragraph" style:parent-style-name="Text_20_body" style:list-style-name="L14">
      <style:paragraph-properties fo:margin-top="0cm" fo:margin-bottom="0cm" style:contextual-spacing="false"/>
    </style:style>
    <style:style style:name="P34" style:family="paragraph" style:parent-style-name="Text_20_body" style:list-style-name="L15"/>
    <style:style style:name="P35" style:family="paragraph" style:parent-style-name="Text_20_body" style:list-style-name="L15">
      <style:paragraph-properties fo:margin-top="0cm" fo:margin-bottom="0cm" style:contextual-spacing="false"/>
    </style:style>
    <style:style style:name="P36" style:family="paragraph" style:parent-style-name="Text_20_body" style:list-style-name="L16"/>
    <style:style style:name="P37" style:family="paragraph" style:parent-style-name="Text_20_body" style:list-style-name="L16">
      <style:paragraph-properties fo:margin-top="0cm" fo:margin-bottom="0cm" style:contextual-spacing="false"/>
    </style:style>
    <style:style style:name="P38" style:family="paragraph" style:parent-style-name="Text_20_body" style:list-style-name="L17"/>
    <style:style style:name="P39" style:family="paragraph" style:parent-style-name="Text_20_body" style:list-style-name="L17">
      <style:paragraph-properties fo:margin-top="0cm" fo:margin-bottom="0cm" style:contextual-spacing="false"/>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text:start-value="2">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text:start-value="4">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text:start-value="5">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text:start-value="6">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Algoritmos de Agrupamento Particionado Rígido Baseados em Múltiplas Matrizes de Dissimilaridade</text:span></text:p>
      <text:p text:style-name="Text_20_body">O agrupamento particionado rígido organiza conjuntos de objetos em clusters de forma que os objetos de um mesmo cluster são altamente semelhantes entre si, enquanto os objetos de clusters diferentes são altamente distintos. A proposta deste artigo expande este conceito ao lidar com cenários nos quais os dados são descritos por múltiplas matrizes de dissimilaridade, permitindo uma análise mais robusta e flexível. Ao integrar diferentes funções de dissimilaridade ou variáveis, obtemos representações complementares dos dados, o que permite uma melhor segmentação. O artigo apresenta uma extensão do algoritmo SRDCA, permitindo o uso simultâneo de múltiplas matrizes de dissimilaridade e a introdução de pesos de relevância ajustados local ou globalmente para cada matriz de dissimilaridade.</text:p>
      <text:h text:style-name="Heading_20_3" text:outline-level="3"><text:span text:style-name="Strong_20_Emphasis">Metodologia</text:span></text:h>
      <text:h text:style-name="Heading_20_4" text:outline-level="4"><text:span text:style-name="Strong_20_Emphasis">Representação dos Dados</text:span>:</text:h>
      <text:p text:style-name="Text_20_body">Os dados a serem agrupados são representados por matrizes de dissimilaridade D=[d(ei,el)]D = [d(e_i, e_l)], onde d(ei,el)d(e_i, e_l) representa a dissimilaridade entre os objetos eie_i e ele_l. Cada matriz de dissimilaridade pode ser derivada de diferentes funções ou variáveis, capturando aspectos distintos dos dados.</text:p>
      <text:h text:style-name="Heading_20_4" text:outline-level="4"><text:span text:style-name="Strong_20_Emphasis">Algoritmos Propostos</text:span>:</text:h>
      <text:list xml:id="list1153944193" text:style-name="L1">
        <text:list-item>
          <text:p text:style-name="P6"><text:span text:style-name="Strong_20_Emphasis">MRDCA (Multiple Dissimilarity Matrices Clustering Algorithm)</text:span>:</text:p>
          <text:list>
            <text:list-item>
              <text:p text:style-name="P7">Esta é uma extensão do algoritmo SRDCA para múltiplas matrizes de dissimilaridade, assumindo uma relevância igual para todas as matrizes. O algoritmo tenta combinar as informações contidas nas diferentes matrizes para criar clusters mais robustos. </text:p>
            </text:list-item>
          </text:list>
        </text:list-item>
        <text:list-item>
          <text:p text:style-name="P6"><text:span text:style-name="Strong_20_Emphasis">MRDCA-RWL (Multiple Dissimilarity Matrices Clustering Algorithm with Relevance Weight Localized)</text:span>:</text:p>
          <text:list>
            <text:list-item>
              <text:p text:style-name="P7">Neste algoritmo, os pesos de relevância para cada matriz de dissimilaridade são estimados localmente, ou seja, dentro de cada cluster. Esses pesos podem variar de cluster para cluster e são ajustados iterativamente, o que permite uma adaptação mais precisa às características específicas de cada grupo de dados. </text:p>
            </text:list-item>
          </text:list>
        </text:list-item>
        <text:list-item>
          <text:p text:style-name="P6"><text:span text:style-name="Strong_20_Emphasis">MRDCA-RWG (Multiple Dissimilarity Matrices Clustering Algorithm with Relevance Weight Globalized)</text:span>:</text:p>
          <text:list>
            <text:list-item>
              <text:p text:style-name="P6">Ao contrário do MRDCA-RWL, os pesos de relevância neste algoritmo são estimados globalmente e aplicados uniformemente a todos os clusters, simplificando o modelo, mas sacrificando parte da flexibilidade. </text:p>
            </text:list-item>
          </text:list>
        </text:list-item>
      </text:list>
      <text:p text:style-name="Text_20_body">Esses algoritmos otimizam um critério de adequação JJ, que mede a correspondência entre os clusters e seus protótipos, levando em consideração tanto as múltiplas matrizes de dissimilaridade quanto os pesos de relevância.</text:p>
      <text:h text:style-name="Heading_20_3" text:outline-level="3"><text:soft-page-break/><text:span text:style-name="Strong_20_Emphasis">Resultados Experimentais</text:span></text:h>
      <text:h text:style-name="Heading_20_4" text:outline-level="4"><text:span text:style-name="Strong_20_Emphasis">Conjuntos de Dados Sintéticos</text:span>:</text:h>
      <text:list xml:id="list492347057" text:style-name="L2">
        <text:list-item>
          <text:p text:style-name="P9"><text:span text:style-name="Strong_20_Emphasis">Cenários</text:span>: Dados foram gerados a partir de distribuições normais bivariadas, com diferentes variâncias para as variáveis. </text:p>
        </text:list-item>
        <text:list-item>
          <text:p text:style-name="P9"><text:span text:style-name="Strong_20_Emphasis">Algoritmos Avaliados</text:span>: SRDCA, MRDCA, MRDCA-RWL, MRDCA-RWG, e o fuzzy CARD-R. </text:p>
        </text:list-item>
        <text:list-item>
          <text:p text:style-name="P9"><text:span text:style-name="Strong_20_Emphasis">Métricas de Desempenho</text:span>: Índice Rand Corrigido (CR), Medida F e Taxa de Erro de Classificação (OERC). </text:p>
        </text:list-item>
        <text:list-item>
          <text:p text:style-name="P9"><text:span text:style-name="Strong_20_Emphasis">Conclusões</text:span>: </text:p>
          <text:list>
            <text:list-item>
              <text:p text:style-name="P9"><text:span text:style-name="Strong_20_Emphasis">MRDCA-RWL</text:span> se mostrou superior em cenários onde as variâncias das variáveis diferiam significativamente, já que ele pode ajustar a relevância de cada matriz de dissimilaridade de acordo com as características do cluster. </text:p>
            </text:list-item>
            <text:list-item>
              <text:p text:style-name="P9"><text:span text:style-name="Strong_20_Emphasis">MRDCA-RWG</text:span> teve melhor desempenho quando as variâncias eram homogêneas, já que um único peso global para todas as matrizes é mais adequado em tais cenários. </text:p>
            </text:list-item>
            <text:list-item>
              <text:p text:style-name="P8"><text:span text:style-name="Strong_20_Emphasis">NERF</text:span> e <text:span text:style-name="Strong_20_Emphasis">SRDCA</text:span> se saíram melhor em situações com baixa variabilidade entre as variáveis, onde as matrizes de dissimilaridade não precisam ser tão adaptativas. </text:p>
            </text:list-item>
          </text:list>
        </text:list-item>
      </text:list>
      <text:h text:style-name="Heading_20_4" text:outline-level="4"><text:span text:style-name="Strong_20_Emphasis">Conjuntos de Dados Reais (UCI)</text:span>:</text:h>
      <text:list xml:id="list641769866" text:style-name="L3">
        <text:list-item>
          <text:p text:style-name="P11"><text:span text:style-name="Strong_20_Emphasis">Conjuntos de Dados</text:span>: Abalone, Iris, Vinho, entre outros. </text:p>
        </text:list-item>
        <text:list-item>
          <text:p text:style-name="P11"><text:span text:style-name="Strong_20_Emphasis">Configuração</text:span>: Matrizes de dissimilaridade foram derivadas de atributos individuais e combinações entre atributos. </text:p>
        </text:list-item>
        <text:list-item>
          <text:p text:style-name="P10"><text:span text:style-name="Strong_20_Emphasis">Resultados</text:span>: Os experimentos com dados reais mostraram resultados consistentes com os experimentos sintéticos, destacando a eficácia do <text:span text:style-name="Strong_20_Emphasis">MRDCA-RWL</text:span> em cenários mais complexos. </text:p>
        </text:list-item>
      </text:list>
      <text:h text:style-name="Heading_20_3" text:outline-level="3"><text:span text:style-name="Strong_20_Emphasis">Contribuições e Conclusões</text:span>:</text:h>
      <text:list xml:id="list2572040193" text:style-name="L4">
        <text:list-item>
          <text:p text:style-name="P13"><text:span text:style-name="Strong_20_Emphasis">Inovação</text:span>: A introdução de relevância adaptativa para múltiplas matrizes de dissimilaridade permite uma análise mais precisa em cenários com múltiplas representações dos dados. </text:p>
        </text:list-item>
        <text:list-item>
          <text:p text:style-name="P13"><text:span text:style-name="Strong_20_Emphasis">Resultados Consistentes</text:span>: O algoritmo <text:span text:style-name="Strong_20_Emphasis">MRDCA-RWL</text:span> mostrou-se particularmente útil para dados heterogêneos, enquanto o <text:span text:style-name="Strong_20_Emphasis">MRDCA-RWG</text:span> é mais indicado para dados homogêneos. </text:p>
        </text:list-item>
        <text:list-item>
          <text:p text:style-name="P12"><text:span text:style-name="Strong_20_Emphasis">Trabalhos Futuros</text:span>: A aplicação de <text:span text:style-name="Strong_20_Emphasis">agrupamento fuzzy</text:span> e a análise de <text:span text:style-name="Strong_20_Emphasis">dados de alta dimensionalidade</text:span> são sugeridas como áreas para investigação futura. </text:p>
        </text:list-item>
      </text:list>
      <text:h text:style-name="Heading_20_3" text:outline-level="3"><text:span text:style-name="Strong_20_Emphasis">Cálculo dos Pesos de Relevância (λkj\lambda_{kj}) no MRDCA-RWL</text:span>:</text:h>
      <text:p text:style-name="Text_20_body">O algoritmo MRDCA-RWL foi projetado para realizar o agrupamento considerando múltiplas matrizes de dissimilaridade, estimando os <text:span text:style-name="Strong_20_Emphasis">pesos de relevância</text:span> (λkj\lambda_{kj}) para cada matriz de dissimilaridade em cada cluster. Esses pesos são ajustados iterativamente para refletir a importância relativa de cada matriz para a definição do cluster.</text:p>
      <text:h text:style-name="Heading_20_4" text:outline-level="4"><text:span text:style-name="Strong_20_Emphasis">Estrutura do MRDCA-RWL</text:span>:</text:h>
      <text:p text:style-name="Text_20_body">O algoritmo segue uma abordagem iterativa dividida em três etapas principais:</text:p>
      <text:list xml:id="list183748372" text:style-name="L5">
        <text:list-item>
          <text:p text:style-name="P15"><text:span text:style-name="Strong_20_Emphasis">Cálculo dos protótipos dos clusters</text:span>. </text:p>
        </text:list-item>
        <text:list-item>
          <text:p text:style-name="P15"><text:span text:style-name="Strong_20_Emphasis">Cálculo dos pesos de relevância (λkj\lambda_{kj}) para cada matriz em cada cluster</text:span>. </text:p>
        </text:list-item>
        <text:list-item>
          <text:p text:style-name="P14"><text:soft-page-break/><text:span text:style-name="Strong_20_Emphasis">Atualização da partição dos clusters</text:span>. </text:p>
        </text:list-item>
      </text:list>
      <text:p text:style-name="Text_20_body">O critério de adequação JJ utilizado pelo algoritmo é definido como:</text:p>
      <text:p text:style-name="Text_20_body">J=∑k=1K∑ei∈Ck∑j=1pλkjdj(ei,Gk)J = \sum_{k=1}^{K} \sum_{e_i \in C_k} \sum_{j=1}^{p} \lambda_{kj} d_j(e_i, G_k) </text:p>
      <text:p text:style-name="Text_20_body">Onde:</text:p>
      <text:list xml:id="list3756791695" text:style-name="L6">
        <text:list-item>
          <text:p text:style-name="P17">CkC_k representa o kk-ésimo cluster. </text:p>
        </text:list-item>
        <text:list-item>
          <text:p text:style-name="P17">GkG_k é o protótipo do kk-ésimo cluster. </text:p>
        </text:list-item>
        <text:list-item>
          <text:p text:style-name="P16">λkj\lambda_{kj} é o peso de relevância para a matriz de dissimilaridade DjD_j no cluster CkC_k. </text:p>
        </text:list-item>
      </text:list>
      <text:h text:style-name="Heading_20_4" text:outline-level="4"><text:span text:style-name="Strong_20_Emphasis">Cálculo de λkj\lambda_{kj}</text:span>:</text:h>
      <text:p text:style-name="Text_20_body">O cálculo dos pesos de relevância λkj\lambda_{kj} é central para o algoritmo. Ele ocorre na segunda etapa, sendo ajustado iterativamente para minimizar o critério JJ. O peso λkj\lambda_{kj} é encontrado através de uma otimização que deve satisfazer as seguintes restrições:</text:p>
      <text:list xml:id="list1633465089" text:style-name="L7">
        <text:list-item>
          <text:p text:style-name="P19">λkj&gt;0\lambda_{kj} &gt; 0 para j=1,…,pj = 1, \dots, p. </text:p>
        </text:list-item>
        <text:list-item>
          <text:p text:style-name="P18">∏j=1pλkj=1\prod_{j=1}^{p} \lambda_{kj} = 1, garantindo que os pesos sejam normalizados multiplicativamente. </text:p>
        </text:list-item>
      </text:list>
      <text:p text:style-name="Text_20_body">A fórmula para calcular λkj\lambda_{kj} é dada por:</text:p>
      <text:p text:style-name="Text_20_body">λkj=∑ei∈Ck∑e∈Gkdj(ei,e)(∏h=1p∑ei∈Ck∑e∈Gkdh(ei,e))1/p\lambda_{kj} = \frac{\sum_{e_i \in C_k} \sum_{e \in G_k} d_j(e_i, e)}{\left(\prod_{h=1}^{p} \sum_{e_i \in C_k} \sum_{e \in G_k} d_h(e_i, e)\right)^{1/p}} </text:p>
      <text:p text:style-name="Text_20_body">Onde:</text:p>
      <text:list xml:id="list3619152444" text:style-name="L8">
        <text:list-item>
          <text:p text:style-name="P21">O numerador é a soma das dissimilaridades ponderadas entre os objetos eie_i e o protótipo GkG_k usando a matriz de dissimilaridade DjD_j. </text:p>
        </text:list-item>
        <text:list-item>
          <text:p text:style-name="P20">O denominador é a soma ponderada das dissimilaridades de todas as matrizes DhD_h, usada para balancear a contribuição relativa de cada matriz. </text:p>
        </text:list-item>
      </text:list>
      <text:h text:style-name="Heading_20_4" text:outline-level="4"><text:span text:style-name="Strong_20_Emphasis">Intuição do Cálculo de λkj\lambda_{kj}</text:span>:</text:h>
      <text:p text:style-name="Text_20_body">Os pesos λkj\lambda_{kj} refletem a importância relativa de cada matriz de dissimilaridade DjD_j no cluster CkC_k. Um valor mais alto de λkj\lambda_{kj} indica que a matriz DjD_j é mais relevante para a descrição dos objetos no cluster CkC_k. A normalização multiplicativa garante que os pesos sejam balanceados entre as diferentes matrizes.</text:p>
      <text:p text:style-name="Horizontal_20_Line"/>
      <text:h text:style-name="Heading_20_3" text:outline-level="3"><text:soft-page-break/><text:span text:style-name="Strong_20_Emphasis"/></text:h>
      <text:h text:style-name="Heading_20_3" text:outline-level="3"><text:span text:style-name="Strong_20_Emphasis"/></text:h>
      <text:h text:style-name="Heading_20_3" text:outline-level="3"><text:span text:style-name="Strong_20_Emphasis"/></text:h>
      <text:h text:style-name="Heading_20_3" text:outline-level="3"><text:span text:style-name="Strong_20_Emphasis">Demonstração Matemática:</text:span></text:h>
      <text:p text:style-name="Text_20_body">Considere um conjunto de dados E={e1,e2,e3,e4}E = \{ e_1, e_2, e_3, e_4 \} e duas matrizes de dissimilaridade D1D_1 e D2D_2 descritas por:</text:p>
      <text:p text:style-name="Text_20_body">D1=[0123102222013210]D_1 = \begin{bmatrix} 0 &amp; 1 &amp; 2 &amp; 3 \\ 1 &amp; 0 &amp; 2 &amp; 2 \\ 2 &amp; 2 &amp; 0 &amp; 1 \\ 3 &amp; 2 &amp; 1 &amp; 0 \\ \end{bmatrix} D2=[0214203313024320]D_2 = \begin{bmatrix} 0 &amp; 2 &amp; 1 &amp; 4 \\ 2 &amp; 0 &amp; 3 &amp; 3 \\ 1 &amp; 3 &amp; 0 &amp; 2 \\ 4 &amp; 3 &amp; 2 &amp; 0 \\ \end{bmatrix} </text:p>
      <text:p text:style-name="Text_20_body">Suponha que queremos dividir os dados em dois clusters C1C_1 e ( C_2</text:p>
      <text:p text:style-name="Text_20_body">), com K=2K = 2.</text:p>
      <text:list xml:id="list2798848588" text:style-name="L9">
        <text:list-item>
          <text:p text:style-name="P22"><text:span text:style-name="Strong_20_Emphasis">Inicialização</text:span>:</text:p>
          <text:list>
            <text:list-item>
              <text:p text:style-name="P23">Escolha aleatória dos protótipos G1={e1}G_1 = \{ e_1 \}, G2={e4}G_2 = \{ e_4 \}. </text:p>
            </text:list-item>
            <text:list-item>
              <text:p text:style-name="P23">Inicialização dos pesos λ11=λ12=1\lambda_{11} = \lambda_{12} = 1 e λ21=λ22=1\lambda_{21} = \lambda_{22} = 1. </text:p>
            </text:list-item>
          </text:list>
        </text:list-item>
        <text:list-item>
          <text:p text:style-name="P22"><text:span text:style-name="Strong_20_Emphasis">Etapas</text:span>:</text:p>
          <text:list>
            <text:list-item>
              <text:p text:style-name="P23"><text:span text:style-name="Strong_20_Emphasis">Atualização dos protótipos</text:span>: </text:p>
              <text:list>
                <text:list-item>
                  <text:p text:style-name="P23">Recalcular os protótipos G1G_1 e G2G_2 minimizando o critério JJ. </text:p>
                </text:list-item>
              </text:list>
            </text:list-item>
            <text:list-item>
              <text:p text:style-name="P23"><text:span text:style-name="Strong_20_Emphasis">Atualização de λkj\lambda_{kj}</text:span>: </text:p>
              <text:list>
                <text:list-item>
                  <text:p text:style-name="P22">Usando a fórmula descrita para calcular os pesos de relevância λkj\lambda_{kj} para cada cluster e matriz de dissimilaridade. </text:p>
                </text:list-item>
              </text:list>
            </text:list-item>
          </text:list>
        </text:list-item>
      </text:list>
      <text:p text:style-name="Horizontal_20_Line"/>
      <text:p text:style-name="P2"/>
      <text:p text:style-name="P2"/>
      <text:h text:style-name="P1" text:outline-level="3"><text:span text:style-name="Strong_20_Emphasis">Explicação Completa do Código: Implementação do Algoritmo de K-Means Multi-Visão</text:span></text:h>
      <text:p text:style-name="Text_20_body">O código implementa o <text:span text:style-name="Strong_20_Emphasis">algoritmo de k-means</text:span> modificado para trabalhar com <text:span text:style-name="Strong_20_Emphasis">duas visões de dados</text:span>. O objetivo é segmentar um conjunto de dados em clusters, utilizando as dissimilaridades calculadas a partir de duas representações diferentes dos dados. Isso é feito iterativamente, ajustando os <text:span text:style-name="Strong_20_Emphasis">protótipos de clusters</text:span> e a <text:span text:style-name="Strong_20_Emphasis">atribuição dos pontos aos clusters</text:span>.</text:p>
      <text:h text:style-name="Heading_20_4" text:outline-level="4"><text:span text:style-name="Strong_20_Emphasis">Bibliotecas Importadas</text:span>:</text:h>
      <text:p text:style-name="Preformatted_20_Text"><text:span text:style-name="Source_20_Text">#include &lt;iostream&gt; <text:s text:c="2"/>// Para entrada e saída de dados.</text:span></text:p>
      <text:p text:style-name="Preformatted_20_Text"><text:span text:style-name="Source_20_Text">#include &lt;vector&gt; <text:s text:c="4"/>// Para utilizar a estrutura de dados 'vector'.</text:span></text:p>
      <text:p text:style-name="Preformatted_20_Text"><text:span text:style-name="Source_20_Text">#include &lt;algorithm&gt; <text:s/>// Para funções como std::max_element, necessária para encontrar o valor máximo.</text:span></text:p>
      <text:p text:style-name="Preformatted_20_Text"><text:span text:style-name="Source_20_Text">#include &lt;iterator&gt; <text:s text:c="2"/>// Para std::distance, que calcula a distância entre iteradores.</text:span></text:p>
      <text:p text:style-name="P4"><text:span text:style-name="Source_20_Text">#include &lt;limits&gt; <text:s text:c="4"/>// Para std::numeric_limits, utilizado para definir valores máximos e garantir inicializações adequadas.</text:span></text:p>
      <text:list xml:id="list1006063052" text:style-name="L10">
        <text:list-item>
          <text:p text:style-name="P25"><text:soft-page-break/><text:span text:style-name="Strong_20_Emphasis"><text:span text:style-name="Source_20_Text">&lt;iostream&gt;</text:span></text:span>: Usado para imprimir dados no console, como os resultados das iterações e a atribuição de clusters. </text:p>
        </text:list-item>
        <text:list-item>
          <text:p text:style-name="P25"><text:span text:style-name="Strong_20_Emphasis"><text:span text:style-name="Source_20_Text">&lt;vector&gt;</text:span></text:span>: Para armazenar os dados de forma dinâmica e utilizar vetores (listas de tamanho variável). </text:p>
        </text:list-item>
        <text:list-item>
          <text:p text:style-name="P25"><text:span text:style-name="Strong_20_Emphasis"><text:span text:style-name="Source_20_Text">&lt;algorithm&gt;</text:span></text:span>: Inclui funções como <text:span text:style-name="Source_20_Text">std::max_element</text:span> que é usada para encontrar o maior protótipo de cluster. </text:p>
        </text:list-item>
        <text:list-item>
          <text:p text:style-name="P25"><text:span text:style-name="Strong_20_Emphasis"><text:span text:style-name="Source_20_Text">&lt;iterator&gt;</text:span></text:span>: Inclui a função <text:span text:style-name="Source_20_Text">std::distance</text:span> que calcula a distância entre dois iteradores. </text:p>
        </text:list-item>
        <text:list-item>
          <text:p text:style-name="P24"><text:span text:style-name="Strong_20_Emphasis"><text:span text:style-name="Source_20_Text">&lt;limits&gt;</text:span></text:span>: Fornece acesso a valores de limites numéricos, como o valor máximo possível para um tipo de dado (usado aqui para inicializar as distâncias como infinito). </text:p>
        </text:list-item>
      </text:list>
      <text:p text:style-name="Horizontal_20_Line"/>
      <text:h text:style-name="Heading_20_3" text:outline-level="3"><text:span text:style-name="Strong_20_Emphasis">Função </text:span><text:span text:style-name="Strong_20_Emphasis"><text:span text:style-name="Source_20_Text">multiViewKMeans</text:span></text:span>:</text:h>
      <text:p text:style-name="Text_20_body">Essa função é a base do algoritmo de <text:span text:style-name="Strong_20_Emphasis">k-means</text:span>, adaptado para trabalhar com duas visões de dados (dois conjuntos de matrizes de dissimilaridade). O algoritmo de k-means é baseado em três etapas principais:</text:p>
      <text:list xml:id="list391140463" text:style-name="L11">
        <text:list-item>
          <text:p text:style-name="P27"><text:span text:style-name="Strong_20_Emphasis">Atribuição de pontos aos clusters</text:span>. </text:p>
        </text:list-item>
        <text:list-item>
          <text:p text:style-name="P27"><text:span text:style-name="Strong_20_Emphasis">Cálculo dos novos protótipos (centros dos clusters)</text:span>. </text:p>
        </text:list-item>
        <text:list-item>
          <text:p text:style-name="P26"><text:span text:style-name="Strong_20_Emphasis">Atualização da partição dos dados (reestruturação dos clusters)</text:span>. </text:p>
        </text:list-item>
      </text:list>
      <text:h text:style-name="Heading_20_4" text:outline-level="4"><text:span text:style-name="Strong_20_Emphasis">Parâmetros da Função</text:span>:</text:h>
      <text:list xml:id="list863646058" text:style-name="L12">
        <text:list-item>
          <text:p text:style-name="P29"><text:span text:style-name="Strong_20_Emphasis"><text:span text:style-name="Source_20_Text">view1</text:span></text:span> e <text:span text:style-name="Strong_20_Emphasis"><text:span text:style-name="Source_20_Text">view2</text:span></text:span>: Duas representações dos dados. Cada uma é um vetor 2D, onde cada linha representa um ponto e as colunas representam características (ou variáveis) dos dados. </text:p>
        </text:list-item>
        <text:list-item>
          <text:p text:style-name="P28"><text:span text:style-name="Strong_20_Emphasis"><text:span text:style-name="Source_20_Text">k</text:span></text:span>: O número de clusters a serem gerados. </text:p>
        </text:list-item>
      </text:list>
      <text:h text:style-name="Heading_20_4" text:outline-level="4"><text:span text:style-name="Strong_20_Emphasis">Processo do Algoritmo</text:span>:</text:h>
      <text:list xml:id="list4043407256" text:style-name="L13">
        <text:list-item>
          <text:p text:style-name="P31"><text:span text:style-name="Strong_20_Emphasis">Inicialização</text:span>: </text:p>
          <text:list>
            <text:list-item>
              <text:p text:style-name="P31">O número de dados, nn, é determinado com base no tamanho de <text:span text:style-name="Source_20_Text">view1</text:span>. </text:p>
            </text:list-item>
            <text:list-item>
              <text:p text:style-name="P31">Os clusters são inicializados com todos os pontos pertencendo ao cluster 0. </text:p>
            </text:list-item>
            <text:list-item>
              <text:p text:style-name="P30">Os protótipos dos clusters são inicializados com os primeiros pontos de <text:span text:style-name="Source_20_Text">view1</text:span> e <text:span text:style-name="Source_20_Text">view2</text:span>. </text:p>
            </text:list-item>
          </text:list>
        </text:list-item>
      </text:list>
      <text:p text:style-name="Preformatted_20_Text"><text:span text:style-name="Source_20_Text">int n = view1.size(); // Número de dados</text:span></text:p>
      <text:p text:style-name="Preformatted_20_Text"><text:span text:style-name="Source_20_Text">std::vector&lt;int&gt; clusters(n, 0); // Atribuindo todos inicialmente ao cluster 0</text:span></text:p>
      <text:p text:style-name="Preformatted_20_Text"><text:span text:style-name="Source_20_Text">std::vector&lt;std::vector&lt;double&gt;&gt; prototypes(k, std::vector&lt;double&gt;(view1[0].size(), 0));</text:span></text:p>
      <text:p text:style-name="Preformatted_20_Text"><text:span text:style-name="Source_20_Text">prototypes[0] = view1[0];</text:span></text:p>
      <text:p text:style-name="P4"><text:span text:style-name="Source_20_Text">prototypes[1] = view2[0];</text:span></text:p>
      <text:list xml:id="list904734671" text:style-name="L14">
        <text:list-item>
          <text:p text:style-name="P32"><text:span text:style-name="Strong_20_Emphasis">Iteração Principal</text:span> (10 iterações):</text:p>
          <text:list>
            <text:list-item>
              <text:p text:style-name="P33">O loop de iteração começa, com 10 iterações definidas para realizar a atualização dos clusters e protótipos. </text:p>
            </text:list-item>
          </text:list>
        </text:list-item>
        <text:list-item>
          <text:p text:style-name="P32"><text:span text:style-name="Strong_20_Emphasis">Passo 1 - Atribuição de Pontos aos Clusters</text:span>:</text:p>
          <text:list>
            <text:list-item>
              <text:p text:style-name="P33">Para cada ponto eie_i, é calculada a distância entre ele e cada protótipo de cluster. O ponto é atribuído ao cluster cujo protótipo está mais próximo. </text:p>
            </text:list-item>
            <text:list-item>
              <text:p text:style-name="P32"><text:soft-page-break/>A distância é calculada como a soma das diferenças quadradas entre as características do ponto e do protótipo: </text:p>
            </text:list-item>
          </text:list>
        </text:list-item>
      </text:list>
      <text:p text:style-name="Preformatted_20_Text"><text:span text:style-name="Source_20_Text">for (int i = 0; i &lt; n; ++i) {</text:span></text:p>
      <text:p text:style-name="Preformatted_20_Text"><text:span text:style-name="Source_20_Text"><text:s text:c="4"/>double min_dist = std::numeric_limits&lt;double&gt;::max(); // Inicializa a distância com um valor muito alto.</text:span></text:p>
      <text:p text:style-name="Preformatted_20_Text"><text:span text:style-name="Source_20_Text"><text:s text:c="4"/>int best_cluster = 0; // Atribui inicialmente ao primeiro cluster.</text:span></text:p>
      <text:p text:style-name="Preformatted_20_Text"/>
      <text:p text:style-name="Preformatted_20_Text"><text:span text:style-name="Source_20_Text"><text:s text:c="4"/>// Calcula a distância de cada ponto a cada protótipo.</text:span></text:p>
      <text:p text:style-name="Preformatted_20_Text"><text:span text:style-name="Source_20_Text"><text:s text:c="4"/>for (int j = 0; j &lt; k; ++j) {</text:span></text:p>
      <text:p text:style-name="Preformatted_20_Text"><text:span text:style-name="Source_20_Text"><text:s text:c="8"/>double dist = 0.0;</text:span></text:p>
      <text:p text:style-name="Preformatted_20_Text"><text:span text:style-name="Source_20_Text"><text:s text:c="8"/>for (size_t m = 0; m &lt; view1[i].size(); ++m) {</text:span></text:p>
      <text:p text:style-name="Preformatted_20_Text"><text:span text:style-name="Source_20_Text"><text:s text:c="12"/>dist += (view1[i][m] - prototypes[j][m]) * (view1[i][m] - prototypes[j][m]);</text:span></text:p>
      <text:p text:style-name="Preformatted_20_Text"><text:span text:style-name="Source_20_Text"><text:s text:c="8"/>}</text:span></text:p>
      <text:p text:style-name="Preformatted_20_Text"><text:span text:style-name="Source_20_Text"><text:s text:c="8"/>if (dist &lt; min_dist) {</text:span></text:p>
      <text:p text:style-name="Preformatted_20_Text"><text:span text:style-name="Source_20_Text"><text:s text:c="12"/>min_dist = dist;</text:span></text:p>
      <text:p text:style-name="Preformatted_20_Text"><text:span text:style-name="Source_20_Text"><text:s text:c="12"/>best_cluster = j;</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clusters[i] = best_cluster; // Atribui o ponto ao cluster com a menor distância.</text:span></text:p>
      <text:p text:style-name="P4"><text:span text:style-name="Source_20_Text">}</text:span></text:p>
      <text:list xml:id="list1290043291" text:style-name="L15">
        <text:list-item>
          <text:p text:style-name="P35"><text:span text:style-name="Strong_20_Emphasis">Passo 2 - Atualização dos Protótipos</text:span>: </text:p>
          <text:list>
            <text:list-item>
              <text:p text:style-name="P34">Para cada cluster, o protótipo é recalculado. O novo protótipo é a média dos pontos que pertencem a esse cluster. Ou seja, a média das coordenadas dos pontos do cluster. </text:p>
            </text:list-item>
          </text:list>
        </text:list-item>
      </text:list>
      <text:p text:style-name="Preformatted_20_Text"><text:span text:style-name="Source_20_Text">for (int j = 0; j &lt; k; ++j) {</text:span></text:p>
      <text:p text:style-name="Preformatted_20_Text"><text:span text:style-name="Source_20_Text"><text:s text:c="4"/>std::vector&lt;double&gt; new_prototype(view1[0].size(), 0.0);</text:span></text:p>
      <text:p text:style-name="Preformatted_20_Text"><text:span text:style-name="Source_20_Text"><text:s text:c="4"/>int count = 0;</text:span></text:p>
      <text:p text:style-name="Preformatted_20_Text"><text:span text:style-name="Source_20_Text"><text:s text:c="4"/>for (int i = 0; i &lt; n; ++i) {</text:span></text:p>
      <text:p text:style-name="Preformatted_20_Text"><text:span text:style-name="Source_20_Text"><text:s text:c="8"/>if (clusters[i] == j) {</text:span></text:p>
      <text:p text:style-name="Preformatted_20_Text"><text:span text:style-name="Source_20_Text"><text:s text:c="12"/>for (size_t m = 0; m &lt; view1[i].size(); ++m) {</text:span></text:p>
      <text:p text:style-name="Preformatted_20_Text"><text:span text:style-name="Source_20_Text"><text:s text:c="16"/>new_prototype[m] += view1[i][m];</text:span></text:p>
      <text:p text:style-name="Preformatted_20_Text"><text:span text:style-name="Source_20_Text"><text:s text:c="12"/>}</text:span></text:p>
      <text:p text:style-name="Preformatted_20_Text"><text:span text:style-name="Source_20_Text"><text:s text:c="12"/>count++;</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 Calcula o novo protótipo</text:span></text:p>
      <text:p text:style-name="Preformatted_20_Text"><text:span text:style-name="Source_20_Text"><text:s text:c="4"/>if (count &gt; 0) {</text:span></text:p>
      <text:p text:style-name="Preformatted_20_Text"><text:span text:style-name="Source_20_Text"><text:s text:c="8"/>for (size_t m = 0; m &lt; new_prototype.size(); ++m) {</text:span></text:p>
      <text:p text:style-name="Preformatted_20_Text"><text:span text:style-name="Source_20_Text"><text:s text:c="12"/>prototypes[j][m] = new_prototype[m] / count;</text:span></text:p>
      <text:p text:style-name="Preformatted_20_Text"><text:span text:style-name="Source_20_Text"><text:s text:c="8"/>}</text:span></text:p>
      <text:p text:style-name="Preformatted_20_Text"><text:span text:style-name="Source_20_Text"><text:s text:c="4"/>}</text:span></text:p>
      <text:p text:style-name="P4"><text:span text:style-name="Source_20_Text">}</text:span></text:p>
      <text:list xml:id="list1464099273" text:style-name="L16">
        <text:list-item>
          <text:p text:style-name="P37"><text:span text:style-name="Strong_20_Emphasis">Passo 3 - Exibição dos Resultados</text:span>: </text:p>
          <text:list>
            <text:list-item>
              <text:p text:style-name="P36">Após cada iteração, o código exibe a atribuição de cada ponto ao seu respectivo cluster, indicando ao usuário como a segmentação dos dados evolui ao longo das iterações. </text:p>
            </text:list-item>
          </text:list>
        </text:list-item>
      </text:list>
      <text:p text:style-name="Preformatted_20_Text"><text:span text:style-name="Source_20_Text">std::cout &lt;&lt; "Iteração " &lt;&lt; iter + 1 &lt;&lt; ":\n";</text:span></text:p>
      <text:p text:style-name="Preformatted_20_Text"><text:span text:style-name="Source_20_Text">for (int i = 0; i &lt; n; ++i) {</text:span></text:p>
      <text:p text:style-name="Preformatted_20_Text"><text:span text:style-name="Source_20_Text"><text:s text:c="4"/>std::cout &lt;&lt; "Ponto " &lt;&lt; i + 1 &lt;&lt; " pertence ao cluster " &lt;&lt; clusters[i] + 1 &lt;&lt; "\n";</text:span></text:p>
      <text:p text:style-name="P4"><text:span text:style-name="Source_20_Text">}</text:span></text:p>
      <text:list xml:id="list1643673390" text:style-name="L17">
        <text:list-item>
          <text:p text:style-name="P39"><text:span text:style-name="Strong_20_Emphasis">Determinação do Protótipo com Maior Distância</text:span>: </text:p>
          <text:list>
            <text:list-item>
              <text:p text:style-name="P38"><text:soft-page-break/>Após 10 iterações, o algoritmo utiliza a função <text:span text:style-name="Source_20_Text">std::max_element</text:span> para encontrar o protótipo com a maior distância, o que pode indicar um ponto de grande variação entre os clusters. </text:p>
            </text:list-item>
          </text:list>
        </text:list-item>
      </text:list>
      <text:p text:style-name="Preformatted_20_Text"><text:span text:style-name="Source_20_Text">auto maxElement = std::max_element(prototypes.begin(), prototypes.end(),</text:span></text:p>
      <text:p text:style-name="Preformatted_20_Text"><text:span text:style-name="Source_20_Text"><text:s text:c="35"/>[](const std::vector&lt;double&gt;&amp; a, const std::vector&lt;double&gt;&amp; b) {</text:span></text:p>
      <text:p text:style-name="Preformatted_20_Text"><text:span text:style-name="Source_20_Text"><text:s text:c="39"/>double sum_a = 0, sum_b = 0;</text:span></text:p>
      <text:p text:style-name="Preformatted_20_Text"><text:span text:style-name="Source_20_Text"><text:s text:c="39"/>for (size_t i = 0; i &lt; a.size(); ++i) {</text:span></text:p>
      <text:p text:style-name="Preformatted_20_Text"><text:span text:style-name="Source_20_Text"><text:s text:c="43"/>sum_a += a[i] * a[i];</text:span></text:p>
      <text:p text:style-name="Preformatted_20_Text"><text:span text:style-name="Source_20_Text"><text:s text:c="43"/>sum_b += b[i] * b[i];</text:span></text:p>
      <text:p text:style-name="Preformatted_20_Text"><text:span text:style-name="Source_20_Text"><text:s text:c="39"/>}</text:span></text:p>
      <text:p text:style-name="Preformatted_20_Text"><text:span text:style-name="Source_20_Text"><text:s text:c="39"/>return sum_a &lt; sum_b;</text:span></text:p>
      <text:p text:style-name="Preformatted_20_Text"><text:span text:style-name="Source_20_Text"><text:s text:c="35"/>});</text:span></text:p>
      <text:p text:style-name="Preformatted_20_Text"/>
      <text:p text:style-name="Preformatted_20_Text"><text:span text:style-name="Source_20_Text">int maxIndex = std::distance(prototypes.begin(), maxElement);</text:span></text:p>
      <text:p text:style-name="P4"><text:span text:style-name="Source_20_Text">std::cout &lt;&lt; "O protótipo com maior distância é o protótipo " &lt;&lt; maxIndex + 1 &lt;&lt; "\n";</text:span></text:p>
      <text:p text:style-name="Horizontal_20_Line"/>
      <text:h text:style-name="Heading_20_3" text:outline-level="3"><text:span text:style-name="Strong_20_Emphasis">Função </text:span><text:span text:style-name="Strong_20_Emphasis"><text:span text:style-name="Source_20_Text">main</text:span></text:span>:</text:h>
      <text:p text:style-name="Text_20_body">Na função principal, duas visões de dados são definidas, representadas por duas matrizes de características. A função <text:span text:style-name="Source_20_Text">multiViewKMeans</text:span> é então chamada para realizar o agrupamento. Cada visão (ou matriz de dados) é usada para calcular as distâncias entre os pontos e os protótipos, ajudando a realizar o agrupamento de forma eficiente.</text:p>
      <text:p text:style-name="Preformatted_20_Text"><text:span text:style-name="Source_20_Text">int main() {</text:span></text:p>
      <text:p text:style-name="Preformatted_20_Text"><text:span text:style-name="Source_20_Text"><text:s text:c="4"/>// Exemplo de duas visões de dados</text:span></text:p>
      <text:p text:style-name="Preformatted_20_Text"><text:span text:style-name="Source_20_Text"><text:s text:c="4"/>std::vector&lt;std::vector&lt;double&gt;&gt; view1 = {</text:span></text:p>
      <text:p text:style-name="Preformatted_20_Text"><text:span text:style-name="Source_20_Text"><text:s text:c="8"/>{1.0, 2.0},</text:span></text:p>
      <text:p text:style-name="Preformatted_20_Text"><text:span text:style-name="Source_20_Text"><text:s text:c="8"/>{1.5, 1.8},</text:span></text:p>
      <text:p text:style-name="Preformatted_20_Text"><text:span text:style-name="Source_20_Text"><text:s text:c="8"/>{5.0, 8.0},</text:span></text:p>
      <text:p text:style-name="Preformatted_20_Text"><text:span text:style-name="Source_20_Text"><text:s text:c="8"/>{8.0, 8.0},</text:span></text:p>
      <text:p text:style-name="Preformatted_20_Text"><text:span text:style-name="Source_20_Text"><text:s text:c="8"/>{1.0, 0.6}</text:span></text:p>
      <text:p text:style-name="Preformatted_20_Text"><text:span text:style-name="Source_20_Text"><text:s text:c="4"/>};</text:span></text:p>
      <text:p text:style-name="Preformatted_20_Text"/>
      <text:p text:style-name="Preformatted_20_Text"><text:span text:style-name="Source_20_Text"><text:s text:c="4"/>std::vector&lt;std::vector&lt;double&gt;&gt; view2 = {</text:span></text:p>
      <text:p text:style-name="Preformatted_20_Text"><text:span text:style-name="Source_20_Text"><text:s text:c="8"/>{0.0, 1.0},</text:span></text:p>
      <text:p text:style-name="Preformatted_20_Text"><text:span text:style-name="Source_20_Text"><text:s text:c="8"/>{0.1, 0.9},</text:span></text:p>
      <text:p text:style-name="Preformatted_20_Text"><text:span text:style-name="Source_20_Text"><text:s text:c="8"/>{1.0, 0.0},</text:span></text:p>
      <text:p text:style-name="Preformatted_20_Text"><text:span text:style-name="Source_20_Text"><text:s text:c="8"/>{0.9, 0.1},</text:span></text:p>
      <text:p text:style-name="Preformatted_20_Text"><text:span text:style-name="Source_20_Text"><text:s text:c="8"/>{1.5, 2.0}</text:span></text:p>
      <text:p text:style-name="Preformatted_20_Text"><text:span text:style-name="Source_20_Text"><text:s text:c="4"/>};</text:span></text:p>
      <text:p text:style-name="Preformatted_20_Text"/>
      <text:p text:style-name="Preformatted_20_Text"><text:span text:style-name="Source_20_Text"><text:s text:c="4"/>int k = 2; // Número de clusters</text:span></text:p>
      <text:p text:style-name="Preformatted_20_Text"/>
      <text:p text:style-name="Preformatted_20_Text"><text:span text:style-name="Source_20_Text"><text:s text:c="4"/>// Chamada da função de k-means multi-visão</text:span></text:p>
      <text:p text:style-name="Preformatted_20_Text"><text:span text:style-name="Source_20_Text"><text:s text:c="4"/>multiViewKMeans(view1, view2, k);</text:span></text:p>
      <text:p text:style-name="Preformatted_20_Text"/>
      <text:p text:style-name="Preformatted_20_Text"><text:span text:style-name="Source_20_Text"><text:s text:c="4"/>return 0;</text:span></text:p>
      <text:p text:style-name="P4"><text:span text:style-name="Source_20_Text">}</text:span></text:p>
      <text:p text:style-name="Horizontal_20_Line"/>
      <text:p text:style-name="P5">Resultados do código:</text:p>
      <text:p text:style-name="P5"/>
      <text:p text:style-name="P5">Iteração 1:</text:p>
      <text:p text:style-name="P5">Ponto 1 pertence ao cluster 1</text:p>
      <text:p text:style-name="P5"><text:soft-page-break/>Ponto 2 pertence ao cluster 1</text:p>
      <text:p text:style-name="P5">Ponto 3 pertence ao cluster 1</text:p>
      <text:p text:style-name="P5">Ponto 4 pertence ao cluster 1</text:p>
      <text:p text:style-name="P5">Ponto 5 pertence ao cluster 2</text:p>
      <text:p text:style-name="P5">Iteração 2:</text:p>
      <text:p text:style-name="P5">Ponto 1 pertence ao cluster 2</text:p>
      <text:p text:style-name="P5">Ponto 2 pertence ao cluster 2</text:p>
      <text:p text:style-name="P5">Ponto 3 pertence ao cluster 1</text:p>
      <text:p text:style-name="P5">Ponto 4 pertence ao cluster 1</text:p>
      <text:p text:style-name="P5">Ponto 5 pertence ao cluster 2</text:p>
      <text:p text:style-name="P5">Iteração 3:</text:p>
      <text:p text:style-name="P5">Ponto 1 pertence ao cluster 2</text:p>
      <text:p text:style-name="P5">Ponto 2 pertence ao cluster 2</text:p>
      <text:p text:style-name="P5">Ponto 3 pertence ao cluster 1</text:p>
      <text:p text:style-name="P5">Ponto 4 pertence ao cluster 1</text:p>
      <text:p text:style-name="P5">Ponto 5 pertence ao cluster 2</text:p>
      <text:p text:style-name="P5">Iteração 4:</text:p>
      <text:p text:style-name="P5">Ponto 1 pertence ao cluster 2</text:p>
      <text:p text:style-name="P5">Ponto 2 pertence ao cluster 2</text:p>
      <text:p text:style-name="P5">Ponto 3 pertence ao cluster 1</text:p>
      <text:p text:style-name="P5">Ponto 4 pertence ao cluster 1</text:p>
      <text:p text:style-name="P5">Ponto 5 pertence ao cluster 2</text:p>
      <text:p text:style-name="P5">Iteração 5:</text:p>
      <text:p text:style-name="P5">Ponto 1 pertence ao cluster 2</text:p>
      <text:p text:style-name="P5">Ponto 2 pertence ao cluster 2</text:p>
      <text:p text:style-name="P5">Ponto 3 pertence ao cluster 1</text:p>
      <text:p text:style-name="P5">Ponto 4 pertence ao cluster 1</text:p>
      <text:p text:style-name="P5">Ponto 5 pertence ao cluster 2</text:p>
      <text:p text:style-name="P5">Iteração 6:</text:p>
      <text:p text:style-name="P5">Ponto 1 pertence ao cluster 2</text:p>
      <text:p text:style-name="P5">Ponto 2 pertence ao cluster 2</text:p>
      <text:p text:style-name="P5">Ponto 3 pertence ao cluster 1</text:p>
      <text:p text:style-name="P5">Ponto 4 pertence ao cluster 1</text:p>
      <text:p text:style-name="P5">Ponto 5 pertence ao cluster 2</text:p>
      <text:p text:style-name="P5">Iteração 7:</text:p>
      <text:p text:style-name="P5">Ponto 1 pertence ao cluster 2</text:p>
      <text:p text:style-name="P5">Ponto 2 pertence ao cluster 2</text:p>
      <text:p text:style-name="P5">Ponto 3 pertence ao cluster 1</text:p>
      <text:p text:style-name="P5">Ponto 4 pertence ao cluster 1</text:p>
      <text:p text:style-name="P5">Ponto 5 pertence ao cluster 2</text:p>
      <text:p text:style-name="P5">Iteração 8:</text:p>
      <text:p text:style-name="P5">Ponto 1 pertence ao cluster 2</text:p>
      <text:p text:style-name="P5">Ponto 2 pertence ao cluster 2</text:p>
      <text:p text:style-name="P5">Ponto 3 pertence ao cluster 1</text:p>
      <text:p text:style-name="P5">Ponto 4 pertence ao cluster 1</text:p>
      <text:p text:style-name="P5">Ponto 5 pertence ao cluster 2</text:p>
      <text:p text:style-name="P5">Iteração 9:</text:p>
      <text:p text:style-name="P5">Ponto 1 pertence ao cluster 2</text:p>
      <text:p text:style-name="P5">Ponto 2 pertence ao cluster 2</text:p>
      <text:p text:style-name="P5">Ponto 3 pertence ao cluster 1</text:p>
      <text:p text:style-name="P5">Ponto 4 pertence ao cluster 1</text:p>
      <text:p text:style-name="P5">Ponto 5 pertence ao cluster 2</text:p>
      <text:p text:style-name="P5"><text:soft-page-break/>Iteração 10:</text:p>
      <text:p text:style-name="P5">Ponto 1 pertence ao cluster 2</text:p>
      <text:p text:style-name="P5">Ponto 2 pertence ao cluster 2</text:p>
      <text:p text:style-name="P5">Ponto 3 pertence ao cluster 1</text:p>
      <text:p text:style-name="P5">Ponto 4 pertence ao cluster 1</text:p>
      <text:p text:style-name="P5">Ponto 5 pertence ao cluster 2</text:p>
      <text:p text:style-name="P5">O protótipo com maior distância é o protótipo 1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3T23:37:03.263748187</meta:creation-date>
    <dc:date>2024-12-04T17:49:41.500753233</dc:date>
    <meta:editing-duration>PT17M45S</meta:editing-duration>
    <meta:editing-cycles>3</meta:editing-cycles>
    <meta:generator>LibreOffice/7.3.7.2$Linux_X86_64 LibreOffice_project/30$Build-2</meta:generator>
    <meta:document-statistic meta:table-count="0" meta:image-count="0" meta:object-count="0" meta:page-count="9" meta:paragraph-count="243" meta:word-count="2444" meta:character-count="15940" meta:non-whitespace-character-count="13073"/>
  </office:meta>
</office:document-meta>
</file>